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4E0000057A000004F698050EEE4D522C46.svg" manifest:media-type="image/svg+xml"/>
  <manifest:file-entry manifest:full-path="Pictures/100000010000003500000030747CD53ED78DF4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459" officeooo:paragraph-rsid="00171459"/>
    </style:style>
    <style:style style:name="P2" style:family="paragraph" style:parent-style-name="Standard">
      <style:paragraph-properties fo:text-align="start" style:justify-single-word="false"/>
      <style:text-properties officeooo:rsid="00171459" officeooo:paragraph-rsid="0017145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98cm" svg:y="-1.6cm" svg:width="1.402cm" svg:height="1.27cm" draw:z-index="0"><draw:image xlink:href="Pictures/1000054E0000057A000004F698050EEE4D522C46.svg" xlink:type="simple" xlink:show="embed" xlink:actuate="onLoad" draw:mime-type="image/svg+xml"/><draw:image xlink:href="Pictures/100000010000003500000030747CD53ED78DF454.png" xlink:type="simple" xlink:show="embed" xlink:actuate="onLoad" draw:mime-type="image/png"/></draw:frame></text:p>
      <text:p text:style-name="Standard"/>
      <text:p text:style-name="P1">Fiche d’investigation de fonctionnalité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03:40:17.242000000</meta:creation-date>
    <dc:date>2022-11-15T03:41:44.510000000</dc:date>
    <meta:editing-duration>PT1M27S</meta:editing-duration>
    <meta:editing-cycles>1</meta:editing-cycles>
    <meta:document-statistic meta:table-count="0" meta:image-count="1" meta:object-count="0" meta:page-count="1" meta:paragraph-count="1" meta:word-count="4" meta:character-count="39" meta:non-whitespace-character-count="36"/>
    <meta:generator>LibreOffice/7.4.1.2$Windows_X86_64 LibreOffice_project/3c58a8f3a960df8bc8fd77b461821e42c061c5f0</meta:generator>
  </office:meta>
</office:document-meta>
</file>